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049df3" officeooo:paragraph-rsid="00049df3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1. Herramientas de administración básica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Julio Fresned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c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actividad 1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8">#!/bin/bash</text:p>
            <text:p text:style-name="P8"># -*- ENCODING: UTF-8 -*-</text:p>
            <text:p text:style-name="P8"/>
            <text:p text:style-name="P8">cp /fenix/depar/lsi/UML/*.gz /tmp</text:p>
            <text:p text:style-name="P8">cd /tmp</text:p>
            <text:p text:style-name="P8">gunzip *.gz</text:p>
            <text:p text:style-name="P8">./kernel32-3.0.4</text:p>
            <text:p text:style-name="P8">ubda=./Fedora14-x86-root_fs mem=1024m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1.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8">Adduser prueba</text:p>
            <text:p text:style-name="P8">Adduser prueba2</text:p>
            <text:p text:style-name="P8">Deluser prueba</text:p>
            <text:p text:style-name="P8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1.6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8">Groupadd grupo</text:p>
            <text:p text:style-name="P8">gpasswd -a prueba grupo</text:p>
            <text:p text:style-name="P8">id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1.8</text:span> ha sido:</text:p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1.10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3</meta:editing-cycles>
    <meta:creation-date>2011-10-05T09:46:35.67</meta:creation-date>
    <meta:editing-duration>PT21H22M36S</meta:editing-duration>
    <meta:generator>LibreOffice/5.1.4.2$Linux_X86_64 LibreOffice_project/10m0$Build-2</meta:generator>
    <dc:date>2016-11-29T11:26:11.465436351</dc:date>
    <meta:print-date>2011-10-06T10:39:21.37</meta:print-date>
    <meta:document-statistic meta:table-count="11" meta:image-count="1" meta:object-count="0" meta:page-count="3" meta:paragraph-count="31" meta:word-count="182" meta:character-count="1154" meta:non-whitespace-character-count="993"/>
    <meta:user-defined meta:name="Información 1"/>
    <meta:user-defined meta:name="Información 2"/>
    <meta:user-defined meta:name="Información 3"/>
    <meta:user-defined meta:name="Información 4"/>
  </office:meta>
</office:document-meta>
</file>